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Monaco, Consolas, 'Droid Sans Mono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6e7c"/>
    </style:style>
    <style:style style:name="P3" style:family="paragraph" style:parent-style-name="Standard">
      <style:paragraph-properties fo:text-align="start" style:justify-single-word="false"/>
      <style:text-properties officeooo:paragraph-rsid="00156e7c"/>
    </style:style>
    <style:style style:name="P4" style:family="paragraph" style:parent-style-name="Standard">
      <style:text-properties officeooo:rsid="00156e7c" officeooo:paragraph-rsid="00156e7c"/>
    </style:style>
    <style:style style:name="P5" style:family="paragraph" style:parent-style-name="Standard">
      <style:paragraph-properties fo:text-align="start" style:justify-single-word="false"/>
      <style:text-properties officeooo:rsid="00156e7c" officeooo:paragraph-rsid="00156e7c"/>
    </style:style>
    <style:style style:name="P6" style:family="paragraph" style:parent-style-name="Standard">
      <style:paragraph-properties fo:text-align="center" style:justify-single-word="false"/>
      <style:text-properties officeooo:rsid="00156e7c" officeooo:paragraph-rsid="00156e7c"/>
    </style:style>
    <style:style style:name="T1" style:family="text">
      <style:text-properties officeooo:rsid="00156e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mmandes Git</text:p>
      <text:p text:style-name="Standard">Il existe une large variété de commandes git disponibles dans le mode bac à sable. Sont incluses :</text:p>
      <text:p text:style-name="Standard"/>
      <text:p text:style-name="Standard">commit</text:p>
      <text:p text:style-name="Standard">branch</text:p>
      <text:p text:style-name="Standard">checkout</text:p>
      <text:p text:style-name="Standard">cherry-pick</text:p>
      <text:p text:style-name="Standard">reset</text:p>
      <text:p text:style-name="Standard">revert</text:p>
      <text:p text:style-name="Standard">rebase</text:p>
      <text:p text:style-name="Standard">merge</text:p>
      <text:p text:style-name="P4">git branch (créer branche)</text:p>
      <text:p text:style-name="Standard">git checkout [nom] <text:span text:style-name="T1">(se postionner sur la branche)</text:span></text:p>
      <text:p text:style-name="P4">git merge</text:p>
      <text:p text:style-name="Standard"/>
      <text:p text:style-name="Standard"/>
      <text:p text:style-name="Standard"/>
      <text:p text:style-name="P1">Partager, c'est se soucier !</text:p>
      <text:p text:style-name="P1"/>
      <text:p text:style-name="Standard">Partagez des arbres avec vos amis via export<text:span text:style-name="T1">_</text:span>tree et import<text:span text:style-name="T1">_</text:span>tree</text:p>
      <text:p text:style-name="Standard"/>
      <text:p text:style-name="Standard"/>
      <text:p text:style-name="P1">Commits Git</text:p>
      <text:p text:style-name="P1"/>
      <text:p text:style-name="Standard">Un commit dans un dépôt Git (repository) enregistre une image (snapshot) de tous les fichiers du répertoire. Comme un Copier-Coller géant, mais en bien mieux !</text:p>
      <text:p text:style-name="Standard">Git fait en sorte que les commits soient aussi légers que possible donc il ne recopie pas tout le répertoire à chaque commit. En fait, Git n'enregistre que l'ensemble des changements ("delta") depuis la version précédente du dépôt. C'est pour cette raison que la plupart des commits ont un commit parent,</text:p>
      <text:p text:style-name="Standard">Pour cloner un dépôt, il faut décompresser ("résoudre") tous ces deltas. C'est la raison pour laquelle la commande écrit : resolving deltas lorsque l'on clone un dépôt.</text:p>
      <text:p text:style-name="Standard"/>
      <text:p text:style-name="P2">Gérer les branches avec Git</text:p>
      <text:p text:style-name="P2"/>
      <text:p text:style-name="P3">Les branches sous Git sont incroyablement légères. Elles sont simplement des références sur un commit spécifique -- rien de plus.</text:p>
      <text:p text:style-name="P3">Parce qu'il n'y a pas de surcoût (stockage/mémoire) associé aux branches, il est facile de diviser son travail en de nombreuses branches plutôt que d'avoir quelques grosses branches.</text:p>
      <text:p text:style-name="P3"/>
      <text:p text:style-name="P6">Fusion branche to main </text:p>
      <text:p text:style-name="P5">Faire un 'merge' avec Git crée un commit spécial qui a deux parents. Un commit avec deux parents indique en susbtance "Je veux inclure le contenu de ce parent et le contenu de cet autre parent, et l'ensemble de leurs parents.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enlo" svg:font-family="Menlo, Monaco, Consolas, 'Droid Sans Mono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6T14:36:41.151000000</dc:date>
    <meta:editing-duration>PT37M10S</meta:editing-duration>
    <meta:editing-cycles>1</meta:editing-cycles>
    <meta:document-statistic meta:table-count="0" meta:image-count="0" meta:object-count="0" meta:page-count="1" meta:paragraph-count="24" meta:word-count="261" meta:character-count="1569" meta:non-whitespace-character-count="1331"/>
    <meta:generator>LibreOffice/7.4.3.2$Windows_X86_64 LibreOffice_project/1048a8393ae2eeec98dff31b5c133c5f1d08b890</meta:generator>
  </office:meta>
</office:document-meta>
</file>